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275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9.072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map style:condition="is-true-formula(AND(ISNUMBER(FIND(&quot;N&quot;;[.$C2];1));OR(ISNUMBER(FIND(&quot;Y&quot;;[.$D2];1));ISNUMBER(FIND(&quot;Y&quot;;[.$E2];1));ISNUMBER(FIND(&quot;Y&quot;;[.$F2];1));ISNUMBER(FIND(&quot;Y&quot;;[.$G2];1)))))" style:apply-style-name="Error" style:base-cell-address="Sheet1.C2"/>
      <style:map style:condition="is-true-formula(ISNUMBER(FIND(&quot;N&quot;;[.$C2];1)))" style:apply-style-name="Warning" style:base-cell-address="Sheet1.C2"/>
    </style:style>
    <style:style style:name="ce3" style:family="table-cell" style:parent-style-name="Default">
      <style:table-cell-properties fo:background-color="transparent"/>
      <style:text-properties fo:color="#000000"/>
      <style:map style:condition="is-true-formula(AND(ISNUMBER(FIND(&quot;N&quot;;[.$C2];1));OR(ISNUMBER(FIND(&quot;Y&quot;;[.$D2];1));ISNUMBER(FIND(&quot;Y&quot;;[.$E2];1));ISNUMBER(FIND(&quot;Y&quot;;[.$F2];1));ISNUMBER(FIND(&quot;Y&quot;;[.$G2];1)))))" style:apply-style-name="Error" style:base-cell-address="Sheet1.C2"/>
      <style:map style:condition="is-true-formula(ISNUMBER(FIND(&quot;N&quot;;[.$C2];1)))" style:apply-style-name="Warning" style:base-cell-address="Sheet1.C2"/>
    </style:style>
    <style:style style:name="ce4" style:family="table-cell" style:parent-style-name="Default" style:data-style-name="N0"/>
    <style:style style:name="ce5" style:family="table-cell" style:parent-style-name="Default">
      <style:map style:condition="is-true-formula(AND(ISNUMBER(FIND(&quot;N&quot;;[.$D2];1));ISNUMBER(FIND(&quot;Y&quot;;[.$C2];1))))" style:apply-style-name="Error" style:base-cell-address="Sheet1.D2"/>
      <style:map style:condition="is-true-formula(ISNUMBER(FIND(&quot;N&quot;;[.$D2];1)))" style:apply-style-name="Warning" style:base-cell-address="Sheet1.D2"/>
    </style:style>
    <style:style style:name="ce6" style:family="table-cell" style:parent-style-name="Default">
      <style:table-cell-properties fo:background-color="#ef413d"/>
      <style:text-properties fo:color="#000000"/>
      <style:map style:condition="is-true-formula(AND(ISNUMBER(FIND(&quot;N&quot;;[.$D2];1));ISNUMBER(FIND(&quot;Y&quot;;[.$C2];1))))" style:apply-style-name="Error" style:base-cell-address="Sheet1.D2"/>
      <style:map style:condition="is-true-formula(ISNUMBER(FIND(&quot;N&quot;;[.$D2];1)))" style:apply-style-name="Warning" style:base-cell-address="Sheet1.D2"/>
    </style:style>
    <style:style style:name="ce7" style:family="table-cell" style:parent-style-name="Default">
      <style:map style:condition="is-true-formula(AND(ISNUMBER(FIND(&quot;N&quot;;[.$E2];1));ISNUMBER(FIND(&quot;Y&quot;;[.$C2];1))))" style:apply-style-name="Error" style:base-cell-address="Sheet1.E2"/>
      <style:map style:condition="is-true-formula(ISNUMBER(FIND(&quot;N&quot;;[.$E2];1)))" style:apply-style-name="Warning" style:base-cell-address="Sheet1.E2"/>
    </style:style>
    <style:style style:name="ce8" style:family="table-cell" style:parent-style-name="Default">
      <style:table-cell-properties fo:background-color="transparent"/>
      <style:text-properties fo:color="#000000"/>
      <style:map style:condition="is-true-formula(AND(ISNUMBER(FIND(&quot;N&quot;;[.$E2];1));ISNUMBER(FIND(&quot;Y&quot;;[.$C2];1))))" style:apply-style-name="Error" style:base-cell-address="Sheet1.E2"/>
      <style:map style:condition="is-true-formula(ISNUMBER(FIND(&quot;N&quot;;[.$E2];1)))" style:apply-style-name="Warning" style:base-cell-address="Sheet1.E2"/>
    </style:style>
    <style:style style:name="ce9" style:family="table-cell" style:parent-style-name="Default">
      <style:map style:condition="is-true-formula(AND(ISNUMBER(FIND(&quot;N&quot;;[.$F2];1));ISNUMBER(FIND(&quot;N&quot;;[.$C2];1))))" style:apply-style-name="Error" style:base-cell-address="Sheet1.F2"/>
      <style:map style:condition="is-true-formula(ISNUMBER(FIND(&quot;N&quot;;[.$F2];1)))" style:apply-style-name="Warning" style:base-cell-address="Sheet1.F2"/>
    </style:style>
    <style:style style:name="ce10" style:family="table-cell" style:parent-style-name="Default">
      <style:table-cell-properties fo:background-color="transparent"/>
      <style:text-properties fo:color="#000000"/>
      <style:map style:condition="is-true-formula(AND(ISNUMBER(FIND(&quot;N&quot;;[.$F2];1));ISNUMBER(FIND(&quot;N&quot;;[.$C2];1))))" style:apply-style-name="Error" style:base-cell-address="Sheet1.F2"/>
      <style:map style:condition="is-true-formula(ISNUMBER(FIND(&quot;N&quot;;[.$F2];1)))" style:apply-style-name="Warning" style:base-cell-address="Sheet1.F2"/>
    </style:style>
    <style:style style:name="ce11" style:family="table-cell" style:parent-style-name="Default">
      <style:map style:condition="is-true-formula(AND(ISNUMBER(FIND(&quot;N&quot;;[.$G2];1));ISNUMBER(FIND(&quot;Y&quot;;[.$C2];1))))" style:apply-style-name="Error" style:base-cell-address="Sheet1.G2"/>
      <style:map style:condition="is-true-formula(ISNUMBER(FIND(&quot;N&quot;;[.$G2];1)))" style:apply-style-name="Warning" style:base-cell-address="Sheet1.G2"/>
    </style:style>
    <style:style style:name="ce12" style:family="table-cell" style:parent-style-name="Default">
      <style:table-cell-properties fo:background-color="transparent"/>
      <style:text-properties fo:color="#000000"/>
      <style:map style:condition="is-true-formula(AND(ISNUMBER(FIND(&quot;N&quot;;[.$G2];1));ISNUMBER(FIND(&quot;Y&quot;;[.$C2];1))))" style:apply-style-name="Error" style:base-cell-address="Sheet1.G2"/>
      <style:map style:condition="is-true-formula(ISNUMBER(FIND(&quot;N&quot;;[.$G2];1)))" style:apply-style-name="Warning" style:base-cell-address="Sheet1.G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7"/>
        <table:table-column table:style-name="co5" table:default-cell-style-name="ce9"/>
        <table:table-column table:style-name="co6" table:default-cell-style-name="ce11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Subject</text:p>
          </table:table-cell>
          <table:table-cell table:style-name="ce1" office:value-type="string">
            <text:p>Env</text:p>
          </table:table-cell>
          <table:table-cell table:style-name="ce1" office:value-type="string">
            <text:p>Subject / Phase (old)</text:p>
          </table:table-cell>
          <table:table-cell table:style-name="ce1" office:value-type="string">
            <text:p>Subject / Phase</text:p>
          </table:table-cell>
          <table:table-cell table:style-name="ce1" office:value-type="string">
            <text:p>Subject / No Phase</text:p>
          </table:table-cell>
          <table:table-cell table:style-name="ce1" office:value-type="string">
            <text:p>Agent / Phase</text:p>
          </table:table-cell>
          <table:table-cell table:style-name="ce1" office:value-type="string">
            <text:p>Agent / No Phase</text:p>
          </table:table-cell>
          <table:table-cell table:style-name="ce1" office:value-type="string">
            <text:p>IPUs/wav split ?</text:p>
          </table:table-cell>
          <table:table-cell table:style-name="ce1" office:value-type="string">
            <text:p>Rejected from merge agent/subject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 table:number-columns-repeated="1013"/>
        </table:table-row>
        <table:table-row table:style-name="ro2">
          <table:table-cell office:value-type="string">
            <text:p>E1A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2">
          <table:table-cell office:value-type="string">
            <text:p>E1A</text:p>
          </table:table-cell>
          <table:table-cell office:value-type="string">
            <text:p>Cav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2">
          <table:table-cell office:value-type="string">
            <text:p>E1A</text:p>
          </table:table-cell>
          <table:table-cell office:value-type="string">
            <text:p>PC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2">
          <table:table-cell office:value-type="string">
            <text:p>E2B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  <table:table-cell office:value-type="string">
            <office:annotation draw:style-name="gr1" draw:text-style-name="P1" svg:width="2.899cm" svg:height="1.781cm" svg:x="29.276cm" svg:y="1.093cm" draw:caption-point-x="-0.695cm" draw:caption-point-y="1.503cm">
              <dc:date>2019-02-25T00:00:00</dc:date>
              <text:p text:style-name="P1"><text:span text:style-name="T1">Files under folder E2C were already named with “E2B” prefix</text:span></text:p>
            </office:annotation>
            <text:p>Renamed $B/E2C to $B/E02B</text:p>
          </table:table-cell>
          <table:table-cell table:number-columns-repeated="1013"/>
        </table:table-row>
        <table:table-row table:style-name="ro2">
          <table:table-cell office:value-type="string">
            <text:p>E2B</text:p>
          </table:table-cell>
          <table:table-cell office:value-type="string">
            <text:p>Cav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E2B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  <table:table-cell office:value-type="string">
            <text:p>Renamed $B/E2C to $B/E02B</text:p>
          </table:table-cell>
          <table:table-cell table:number-columns-repeated="1013"/>
        </table:table-row>
        <table:table-row table:style-name="ro2">
          <table:table-cell office:value-type="string">
            <text:p>E3C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2">
          <table:table-cell office:value-type="string">
            <text:p>E3C</text:p>
          </table:table-cell>
          <table:table-cell office:value-type="string">
            <text:p>Cav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2">
          <table:table-cell office:value-type="string">
            <text:p>E3C</text:p>
          </table:table-cell>
          <table:table-cell office:value-type="string">
            <text:p>PC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2">
          <table:table-cell office:value-type="string">
            <text:p>E4D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E4D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E4D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E5E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E5E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E5E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E6F</text:p>
          </table:table-cell>
          <table:table-cell office:value-type="string">
            <text:p>Casque</text:p>
          </table:table-cell>
          <table:table-cell office:value-type="string">
            <text:p>Y</text:p>
          </table:table-cell>
          <table:table-cell table:style-name="ce6" office:value-type="string">
            <text:p>N</text:p>
          </table:table-cell>
          <table:table-cell table:style-name="ce8"/>
          <table:table-cell table:style-name="ce10"/>
          <table:table-cell table:style-name="ce12" office:value-type="string">
            <text:p>Y</text:p>
          </table:table-cell>
          <table:table-cell table:number-columns-repeated="3"/>
          <table:table-cell office:value-type="string">
            <text:p>Agent sound wav contained overlaping wavs, now fixed</text:p>
          </table:table-cell>
          <table:table-cell table:number-columns-repeated="1013"/>
        </table:table-row>
        <table:table-row table:style-name="ro2">
          <table:table-cell office:value-type="string">
            <text:p>E6F</text:p>
          </table:table-cell>
          <table:table-cell office:value-type="string">
            <text:p>Cav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E6F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>
            <text:p>E7F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2">
          <table:table-cell office:value-type="string">
            <text:p>E7F</text:p>
          </table:table-cell>
          <table:table-cell office:value-type="string">
            <text:p>Cav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2">
          <table:table-cell office:value-type="string">
            <text:p>E7F</text:p>
          </table:table-cell>
          <table:table-cell office:value-type="string">
            <text:p>PC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2">
          <table:table-cell office:value-type="string">
            <text:p>E7A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E7A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>
            <text:p>E7A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>
            <text:p>E8B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E8B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E8B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>
            <text:p>E9C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E9C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E9C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>
            <text:p>E10D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>
            <text:p>E10D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E10D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>
            <text:p>E11E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2">
          <table:table-cell office:value-type="string">
            <text:p>E11E</text:p>
          </table:table-cell>
          <table:table-cell office:value-type="string">
            <text:p>Cav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2">
          <table:table-cell office:value-type="string">
            <text:p>E11E</text:p>
          </table:table-cell>
          <table:table-cell office:value-type="string">
            <text:p>PC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2">
          <table:table-cell office:value-type="string">
            <text:p>E12F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2">
          <table:table-cell office:value-type="string">
            <text:p>E12F</text:p>
          </table:table-cell>
          <table:table-cell office:value-type="string">
            <text:p>Cav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2">
          <table:table-cell office:value-type="string">
            <text:p>E12F</text:p>
          </table:table-cell>
          <table:table-cell office:value-type="string">
            <text:p>PC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2">
          <table:table-cell office:value-type="string">
            <text:p>E13A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E13A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E13A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A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A</text:p>
          </table:table-cell>
          <table:table-cell office:value-type="string">
            <text:p>Cave</text:p>
          </table:table-cell>
          <table:table-cell office:value-type="string">
            <text:p>Y</text:p>
          </table:table-cell>
          <table:table-cell table:style-name="ce6" office:value-type="string">
            <text:p>N</text:p>
          </table:table-cell>
          <table:table-cell table:style-name="ce8"/>
          <table:table-cell table:style-name="ce10"/>
          <table:table-cell table:style-name="ce12" office:value-type="string">
            <text:p>Y</text:p>
          </table:table-cell>
          <table:table-cell table:number-columns-repeated="3"/>
          <table:table-cell office:value-type="string">
            <text:p>sppas tmp folder to remove (cf alignment.py command)</text:p>
          </table:table-cell>
          <table:table-cell table:number-columns-repeated="1013"/>
        </table:table-row>
        <table:table-row table:style-name="ro2">
          <table:table-cell office:value-type="string">
            <text:p>N1A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2B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2B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2B</text:p>
          </table:table-cell>
          <table:table-cell office:value-type="string">
            <text:p>PC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3C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3C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3C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4D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4D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>
            <text:p>N4D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>
            <text:p>N5E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5E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>
            <text:p>N5E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>
            <text:p>N6F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6F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>
            <text:p>N6F</text:p>
          </table:table-cell>
          <table:table-cell office:value-type="string">
            <text:p>PC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2">
          <table:table-cell office:value-type="string">
            <text:p>N7A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>
            <text:p>N7A</text:p>
          </table:table-cell>
          <table:table-cell office:value-type="string">
            <text:p>Cave</text:p>
          </table:table-cell>
          <table:table-cell office:value-type="string">
            <text:p>Y</text:p>
          </table:table-cell>
          <table:table-cell table:style-name="ce6" office:value-type="string">
            <text:p>N</text:p>
          </table:table-cell>
          <table:table-cell table:style-name="ce8"/>
          <table:table-cell table:style-name="ce10"/>
          <table:table-cell table:style-name="ce12"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7A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>
            <text:p>N8B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8B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8B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9C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9C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9C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0D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0D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0D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1E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2">
          <table:table-cell office:value-type="string">
            <text:p>N11E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1E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2F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2F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2F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>
            <text:p>N13A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>
            <text:p>N13A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>
            <text:p>N13A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4B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4B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4B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5C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5C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5C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6D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6D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6D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7E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7E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7E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8F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8F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18F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>
            <text:p>N19A</text:p>
          </table:table-cell>
          <table:table-cell office:value-type="string">
            <text:p>Casqu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2">
          <table:table-cell office:value-type="string">
            <text:p>N19A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>
            <text:p>N19A</text:p>
          </table:table-cell>
          <table:table-cell office:value-type="string">
            <text:p>PC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2">
          <table:table-cell office:value-type="string">
            <text:p>N20B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20B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20B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21C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21C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21C</text:p>
          </table:table-cell>
          <table:table-cell office:value-type="string">
            <text:p>PC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22D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2">
          <table:table-cell office:value-type="string">
            <text:p>N22D</text:p>
          </table:table-cell>
          <table:table-cell office:value-type="string">
            <text:p>Cave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22D</text:p>
          </table:table-cell>
          <table:table-cell office:value-type="string">
            <text:p>PC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23E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23E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23E</text:p>
          </table:table-cell>
          <table:table-cell office:value-type="string">
            <text:p>PC</text:p>
          </table:table-cell>
          <table:table-cell table:style-name="ce3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24F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>
            <text:p>N24F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2">
          <table:table-cell office:value-type="string">
            <text:p>N24F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26D</text:p>
          </table:table-cell>
          <table:table-cell office:value-type="string">
            <text:p>Casqu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26D</text:p>
          </table:table-cell>
          <table:table-cell office:value-type="string">
            <text:p>Cave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N26D</text:p>
          </table:table-cell>
          <table:table-cell office:value-type="string">
            <text:p>PC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4" table:formula="of:=COUNTIF([.C2:.C118]; &quot;N&quot;)" office:value-type="float" office:value="32">
            <text:p>32</text:p>
          </table:table-cell>
          <table:table-cell table:style-name="ce4" table:formula="of:=COUNTIF([.D2:.D118]; &quot;N&quot;)" office:value-type="float" office:value="34">
            <text:p>34</text:p>
          </table:table-cell>
          <table:table-cell table:style-name="ce4" table:formula="of:=COUNTIF([.E2:.E118]; &quot;N&quot;)" office:value-type="float" office:value="0">
            <text:p>0</text:p>
          </table:table-cell>
          <table:table-cell table:style-name="ce4" table:formula="of:=COUNTIF([.F2:.F118]; &quot;N&quot;)" office:value-type="float" office:value="0">
            <text:p>0</text:p>
          </table:table-cell>
          <table:table-cell table:style-name="ce4" table:formula="of:=COUNTIF([.G2:.G118]; &quot;N&quot;)" office:value-type="float" office:value="20">
            <text:p>20</text:p>
          </table:table-cell>
          <table:table-cell table:formula="of:=COUNTIF([.H2:.H118];&quot;N&quot;)" office:value-type="float" office:value="21">
            <text:p>2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COUNTA([.C2:.C118])-[.C119]" office:value-type="float" office:value="85">
            <text:p>85</text:p>
          </table:table-cell>
          <table:table-cell table:style-name="Default" table:formula="of:=COUNTA([.D2:.D118])-[.D119]" office:value-type="float" office:value="83">
            <text:p>83</text:p>
          </table:table-cell>
          <table:table-cell table:style-name="Default" table:formula="of:=COUNTA([.E2:.E118])-[.E119]" office:value-type="float" office:value="0">
            <text:p>0</text:p>
          </table:table-cell>
          <table:table-cell table:style-name="Default" table:formula="of:=COUNTA([.F2:.F118])-[.F119]" office:value-type="float" office:value="0">
            <text:p>0</text:p>
          </table:table-cell>
          <table:table-cell table:style-name="Default" table:formula="of:=COUNTA([.G2:.G118])-[.G119]" office:value-type="float" office:value="97">
            <text:p>97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4/04/2019</text:date>, <text:time>17:0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09:01:52.244000000</meta:creation-date>
    <dc:date>2019-04-04T17:05:12.10</dc:date>
    <meta:editing-duration>PT9H39M6S</meta:editing-duration>
    <meta:editing-cycles>7</meta:editing-cycles>
    <meta:generator>OpenOffice/4.1.6$Win32 OpenOffice.org_project/416m1$Build-9790</meta:generator>
    <dc:creator>Jérémie b</dc:creator>
    <meta:document-statistic meta:table-count="1" meta:cell-count="631" meta:object-count="0"/>
  </office:meta>
</office:document-meta>
</file>